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svg:stroke-width="0.001cm" svg:stroke-color="#626248" draw:fill="none" draw:fill-color="#ffffff" fo:padding-top="-0.049cm" fo:padding-bottom="-0.049cm" fo:padding-left="-0.049cm" fo:padding-right="-0.049cm"/>
    </style:style>
    <style:style style:name="gr5" style:family="graphic" style:parent-style-name="standard">
      <style:graphic-properties svg:stroke-width="0.002cm" svg:stroke-color="#ecece7" draw:fill="none" draw:fill-color="#ffffff" fo:padding-top="-0.049cm" fo:padding-bottom="-0.049cm" fo:padding-left="-0.049cm" fo:padding-right="-0.049cm"/>
    </style:style>
    <style:style style:name="gr6" style:family="graphic" style:parent-style-name="standard">
      <style:graphic-properties draw:stroke="none" svg:stroke-width="0.001cm" draw:fill-color="#7a7a5a"/>
    </style:style>
    <style:style style:name="gr7" style:family="graphic" style:parent-style-name="standard">
      <style:graphic-properties svg:stroke-width="0.002cm" svg:stroke-color="#000000" draw:fill="none" draw:fill-color="#ffffff" fo:padding-top="-0.049cm" fo:padding-bottom="-0.049cm" fo:padding-left="-0.049cm" fo:padding-right="-0.049cm"/>
    </style:style>
    <style:style style:name="gr8" style:family="graphic" style:parent-style-name="standard">
      <style:graphic-properties svg:stroke-width="0.002cm" svg:stroke-color="#494936" draw:fill="none" draw:fill-color="#ffffff" fo:padding-top="-0.049cm" fo:padding-bottom="-0.049cm" fo:padding-left="-0.049cm" fo:padding-right="-0.049cm"/>
    </style:style>
    <style:style style:name="gr9" style:family="graphic" style:parent-style-name="standard">
      <style:graphic-properties svg:stroke-width="0.001cm" svg:stroke-color="#ecece7" draw:fill="none" draw:fill-color="#ffffff" fo:padding-top="-0.049cm" fo:padding-bottom="-0.049cm" fo:padding-left="-0.049cm" fo:padding-right="-0.049cm"/>
    </style:style>
    <style:style style:name="gr10" style:family="graphic" style:parent-style-name="standard">
      <style:graphic-properties draw:stroke="none" svg:stroke-width="0.001cm" draw:fill-color="#a5a585"/>
    </style:style>
    <style:style style:name="gr11" style:family="graphic" style:parent-style-name="standard">
      <style:graphic-properties draw:stroke="none" svg:stroke-width="0.001cm" draw:fill-color="#ffffff"/>
    </style:style>
    <style:style style:name="gr12" style:family="graphic" style:parent-style-name="standard">
      <style:graphic-properties draw:stroke="none" svg:stroke-width="0.001cm" draw:fill-color="#dbdbce"/>
    </style:style>
    <style:style style:name="gr13" style:family="graphic" style:parent-style-name="standard">
      <style:graphic-properties draw:stroke="none" svg:stroke-width="0.001cm" draw:fill-color="#93936c"/>
    </style:style>
    <style:style style:name="gr14" style:family="graphic" style:parent-style-name="standard">
      <style:graphic-properties draw:stroke="none" svg:stroke-width="0.001cm" draw:fill-color="#00b4ff"/>
    </style:style>
    <style:style style:name="gr15" style:family="graphic" style:parent-style-name="standard">
      <style:graphic-properties svg:stroke-width="0.001cm" svg:stroke-color="#003c55" draw:fill="none" draw:fill-color="#ffffff" fo:padding-top="-0.049cm" fo:padding-bottom="-0.049cm" fo:padding-left="-0.049cm" fo:padding-right="-0.049cm"/>
    </style:style>
  </office:automatic-styles>
  <office:body>
    <office:drawing>
      <draw:page draw:name="page1" draw:style-name="dp1" draw:master-page-name="Default">
        <draw:g>
          <draw:glue-point draw:id="4" svg:x="-1.403cm" svg:y="-5cm"/>
          <draw:glue-point draw:id="5" svg:x="5cm" svg:y="-5cm"/>
          <draw:glue-point draw:id="6" svg:x="1.799cm" svg:y="-5cm"/>
          <draw:glue-point draw:id="7" svg:x="-5cm" svg:y="5cm"/>
          <draw:glue-point draw:id="8" svg:x="1.329cm" svg:y="5cm"/>
          <draw:glue-point draw:id="9" svg:x="-1.835cm" svg:y="5cm"/>
          <draw:glue-point draw:id="10" svg:x="-5cm" svg:y="-2.247cm"/>
          <draw:glue-point draw:id="11" svg:x="-5cm" svg:y="1.376cm"/>
          <draw:glue-point draw:id="12" svg:x="5cm" svg:y="-0.556cm"/>
          <draw:glue-point draw:id="13" svg:x="5cm" svg:y="-2.778cm"/>
          <draw:glue-point draw:id="14" svg:x="-1.368cm" svg:y="0.508cm"/>
          <draw:polygon draw:style-name="gr1" draw:layer="layout" svg:width="0.866cm" svg:height="1.449cm" svg:x="0cm" svg:y="0.551cm" svg:viewBox="0 0 867 1450" draw:points="0,0 0,1450 867,1450 867,0">
            <text:p/>
          </draw:polygon>
          <draw:polygon draw:style-name="gr2" draw:layer="layout" svg:width="0.866cm" svg:height="1.449cm" svg:x="0cm" svg:y="0.551cm" svg:viewBox="0 0 867 1450" draw:points="0,0 0,1450 867,1450 867,0">
            <text:p/>
          </draw:polygon>
          <draw:polygon draw:style-name="gr3" draw:layer="layout" svg:width="0.984cm" svg:height="0.117cm" svg:x="0cm" svg:y="0.434cm" svg:viewBox="0 0 985 118" draw:points="0,118 117,0 985,0 866,118">
            <text:p/>
          </draw:polygon>
          <draw:polygon draw:style-name="gr2" draw:layer="layout" svg:width="0.984cm" svg:height="0.117cm" svg:x="0cm" svg:y="0.434cm" svg:viewBox="0 0 985 118" draw:points="0,118 117,0 985,0 866,118">
            <text:p/>
          </draw:polygon>
          <draw:polygon draw:style-name="gr3" draw:layer="layout" svg:width="0.396cm" svg:height="0.19cm" svg:x="0.054cm" svg:y="0.635cm" svg:viewBox="0 0 397 191" draw:points="0,0 397,0 397,191 0,191">
            <text:p/>
          </draw:polygon>
          <draw:polygon draw:style-name="gr4" draw:layer="layout" svg:width="0.395cm" svg:height="0.19cm" svg:x="0.054cm" svg:y="0.635cm" svg:viewBox="0 0 396 191" draw:points="0,0 396,0 396,191 0,191">
            <text:p/>
          </draw:polygon>
          <draw:line draw:style-name="gr5" draw:layer="layout" svg:x1="0.107cm" svg:y1="0.73cm" svg:x2="0.385cm" svg:y2="0.73cm">
            <text:p/>
          </draw:line>
          <draw:polygon draw:style-name="gr6" draw:layer="layout" svg:width="0.118cm" svg:height="1.566cm" svg:x="0.866cm" svg:y="0.434cm" svg:viewBox="0 0 119 1567" draw:points="0,1567 119,1450 119,0 0,117">
            <text:p/>
          </draw:polygon>
          <draw:polygon draw:style-name="gr2" draw:layer="layout" svg:width="0.118cm" svg:height="1.566cm" svg:x="0.866cm" svg:y="0.434cm" svg:viewBox="0 0 119 1567" draw:points="0,1567 119,1450 119,0 0,117">
            <text:p/>
          </draw:polygon>
          <draw:line draw:style-name="gr5" draw:layer="layout" svg:x1="0.011cm" svg:y1="1.905cm" svg:x2="0.867cm" svg:y2="1.905cm">
            <text:p/>
          </draw:line>
          <draw:line draw:style-name="gr7" draw:layer="layout" svg:x1="0.011cm" svg:y1="1.133cm" svg:x2="0.867cm" svg:y2="1.133cm">
            <text:p/>
          </draw:line>
          <draw:line draw:style-name="gr8" draw:layer="layout" svg:x1="0cm" svg:y1="1.895cm" svg:x2="0.866cm" svg:y2="1.895cm">
            <text:p/>
          </draw:line>
          <draw:line draw:style-name="gr7" draw:layer="layout" svg:x1="0cm" svg:y1="1.122cm" svg:x2="0.866cm" svg:y2="1.122cm">
            <text:p/>
          </draw:line>
          <draw:polyline draw:style-name="gr9" draw:layer="layout" svg:width="0.385cm" svg:height="0.18cm" svg:x="0.054cm" svg:y="0.635cm" svg:viewBox="0 0 386 181" draw:points="0,181 0,0 386,0">
            <text:p/>
          </draw:polyline>
          <draw:polygon draw:style-name="gr3" draw:layer="layout" svg:width="0.866cm" svg:height="0.878cm" svg:x="0.492cm" svg:y="0.011cm" svg:viewBox="0 0 867 879" draw:points="0,10 0,0 0,794 85,879 867,879 867,0 0,0">
            <text:p/>
          </draw:polygon>
          <draw:polygon draw:style-name="gr3" draw:layer="layout" svg:width="0.866cm" svg:height="0.878cm" svg:x="0.492cm" svg:y="0.011cm" svg:viewBox="0 0 867 879" draw:points="0,10 0,0 0,794 85,879 867,879 867,0 0,0">
            <text:p/>
          </draw:polygon>
          <draw:polyline draw:style-name="gr2" draw:layer="layout" svg:width="0.866cm" svg:height="0.878cm" svg:x="0.492cm" svg:y="0.011cm" svg:viewBox="0 0 867 879" draw:points="0,10 0,0 0,794 85,879 867,879 867,0 0,0">
            <text:p/>
          </draw:polyline>
          <draw:polygon draw:style-name="gr10" draw:layer="layout" svg:width="0.524cm" svg:height="0.285cm" svg:x="0.727cm" svg:y="0.604cm" svg:viewBox="0 0 525 286" draw:points="0,286 0,21 10,10 31,0 42,0 63,0 85,0 117,0 202,0 289,0 364,0 439,0 471,0 493,0 503,0 514,0 525,21 525,41 525,84 525,126 525,169 525,212 525,254 525,275 525,286">
            <text:p/>
          </draw:polygon>
          <draw:polygon draw:style-name="gr2" draw:layer="layout" svg:width="0.524cm" svg:height="0.285cm" svg:x="0.727cm" svg:y="0.604cm" svg:viewBox="0 0 525 286" draw:points="0,286 0,21 10,10 31,0 42,0 63,0 85,0 117,0 202,0 289,0 364,0 439,0 471,0 493,0 503,0 514,0 525,21 525,41 525,84 525,126 525,169 525,212 525,254 525,275 525,286">
            <text:p/>
          </draw:polygon>
          <draw:polygon draw:style-name="gr11" draw:layer="layout" svg:width="0.695cm" svg:height="0.551cm" svg:x="0.577cm" svg:y="0.032cm" svg:viewBox="0 0 696 552" draw:points="0,0 696,0 696,552 0,552">
            <text:p/>
          </draw:polygon>
          <draw:polygon draw:style-name="gr2" draw:layer="layout" svg:width="0.695cm" svg:height="0.551cm" svg:x="0.577cm" svg:y="0.032cm" svg:viewBox="0 0 696 552" draw:points="0,0 696,0 696,552 0,552">
            <text:p/>
          </draw:polygon>
          <draw:polygon draw:style-name="gr12" draw:layer="layout" svg:width="0.396cm" svg:height="0.285cm" svg:x="0.727cm" svg:y="0.604cm" svg:viewBox="0 0 397 286" draw:points="0,286 0,21 0,10 21,0 42,0 85,0 149,0 214,0 279,0 332,0 364,0 386,0 397,0 397,21 397,41 397,84 397,126 397,169 397,212 397,254 397,275 397,286">
            <text:p/>
          </draw:polygon>
          <draw:polygon draw:style-name="gr2" draw:layer="layout" svg:width="0.396cm" svg:height="0.285cm" svg:x="0.727cm" svg:y="0.604cm" svg:viewBox="0 0 397 286" draw:points="0,286 0,21 0,10 21,0 42,0 85,0 149,0 214,0 279,0 332,0 364,0 386,0 397,0 397,21 397,41 397,84 397,126 397,169 397,212 397,254 397,275 397,286">
            <text:p/>
          </draw:polygon>
          <draw:polygon draw:style-name="gr13" draw:layer="layout" svg:width="0.107cm" svg:height="0.222cm" svg:x="0.781cm" svg:y="0.635cm" svg:viewBox="0 0 108 223" draw:points="0,0 108,0 108,223 0,223">
            <text:p/>
          </draw:polygon>
          <draw:polygon draw:style-name="gr2" draw:layer="layout" svg:width="0.106cm" svg:height="0.222cm" svg:x="0.781cm" svg:y="0.635cm" svg:viewBox="0 0 107 223" draw:points="0,0 107,0 107,223 0,223">
            <text:p/>
          </draw:polygon>
          <draw:polygon draw:style-name="gr11" draw:layer="layout" svg:width="0.053cm" svg:height="0.042cm" svg:x="0.513cm" svg:y="0.074cm" svg:viewBox="0 0 54 43" draw:points="0,0 54,0 54,43 0,43">
            <text:p/>
          </draw:polygon>
          <draw:polygon draw:style-name="gr2" draw:layer="layout" svg:width="0.053cm" svg:height="0.042cm" svg:x="0.513cm" svg:y="0.074cm" svg:viewBox="0 0 54 43" draw:points="0,0 54,0 54,43 0,43">
            <text:p/>
          </draw:polygon>
          <draw:polygon draw:style-name="gr11" draw:layer="layout" svg:width="0.053cm" svg:height="0.042cm" svg:x="1.283cm" svg:y="0.074cm" svg:viewBox="0 0 54 43" draw:points="0,0 54,0 54,43 0,43">
            <text:p/>
          </draw:polygon>
          <draw:polygon draw:style-name="gr2" draw:layer="layout" svg:width="0.053cm" svg:height="0.042cm" svg:x="1.283cm" svg:y="0.074cm" svg:viewBox="0 0 54 43" draw:points="0,0 54,0 54,43 0,43">
            <text:p/>
          </draw:polygon>
          <draw:polygon draw:style-name="gr3" draw:layer="layout" svg:width="0.876cm" svg:height="0.011cm" svg:x="0.492cm" svg:y="0cm" svg:viewBox="0 0 877 12" draw:points="0,12 10,0 877,0 866,12">
            <text:p/>
          </draw:polygon>
          <draw:polygon draw:style-name="gr3" draw:layer="layout" svg:width="0.876cm" svg:height="0.011cm" svg:x="0.492cm" svg:y="0cm" svg:viewBox="0 0 877 12" draw:points="0,12 10,0 877,0 866,12">
            <text:p/>
          </draw:polygon>
          <draw:polyline draw:style-name="gr2" draw:layer="layout" svg:width="0.876cm" svg:height="0.011cm" svg:x="0.492cm" svg:y="0cm" svg:viewBox="0 0 877 12" draw:points="0,12 10,0 877,0 866,12">
            <text:p/>
          </draw:polyline>
          <draw:polygon draw:style-name="gr6" draw:layer="layout" svg:width="0.01cm" svg:height="0.889cm" svg:x="1.358cm" svg:y="0cm" svg:viewBox="0 0 11 890" draw:points="0,890 11,869 11,0 0,10 0,879">
            <text:p/>
          </draw:polygon>
          <draw:polygon draw:style-name="gr6" draw:layer="layout" svg:width="0.01cm" svg:height="0.889cm" svg:x="1.358cm" svg:y="0cm" svg:viewBox="0 0 11 890" draw:points="0,890 11,869 11,0 0,10 0,879">
            <text:p/>
          </draw:polygon>
          <draw:polyline draw:style-name="gr2" draw:layer="layout" svg:width="0.01cm" svg:height="0.889cm" svg:x="1.358cm" svg:y="0cm" svg:viewBox="0 0 11 890" draw:points="0,890 11,869 11,0 0,10 0,879">
            <text:p/>
          </draw:polyline>
          <draw:polygon draw:style-name="gr14" draw:layer="layout" svg:width="0.513cm" svg:height="0.518cm" svg:x="0.663cm" svg:y="0.053cm" svg:viewBox="0 0 514 519" draw:points="514,259 513,246 512,233 510,220 508,207 505,194 502,181 497,169 492,157 487,145 481,133 474,122 467,111 460,100 452,90 443,80 433,71 424,62 414,54 403,47 393,39 381,32 370,26 358,21 346,16 333,12 321,8 308,5 295,3 282,1 269,0 256,0 243,0 230,1 218,3 205,5 192,8 180,12 167,16 155,21 143,26 132,32 120,39 110,47 99,54 89,62 79,71 70,80 61,90 53,100 46,111 38,122 32,133 26,145 21,157 15,169 11,181 8,194 5,207 2,220 1,233 0,246 0,259 0,272 1,286 2,298 5,311 8,324 11,337 15,349 21,361 26,373 32,385 38,396 46,407 53,418 61,428 70,438 79,447 89,456 99,464 110,472 120,479 132,486 143,492 155,497 167,502 180,506 192,510 205,513 218,515 230,517 243,518 256,519 269,518 282,517 295,515 308,513 321,510 333,506 346,502 358,497 370,492 381,486 393,479 403,472 414,464 424,456 433,447 443,438 452,428 460,418 467,407 474,396 481,385 487,373 492,361 497,349 502,337 505,324 508,311 510,298 512,286 513,272">
            <text:p/>
          </draw:polygon>
          <draw:polygon draw:style-name="gr15" draw:layer="layout" svg:width="0.513cm" svg:height="0.508cm" svg:x="0.652cm" svg:y="0.053cm" svg:viewBox="0 0 514 509" draw:points="514,254 513,241 512,228 510,215 508,202 505,190 502,178 497,165 493,154 487,142 481,130 474,119 467,108 459,98 452,88 442,79 433,69 424,61 414,53 403,45 392,38 381,31 370,25 358,20 346,15 333,11 321,7 308,5 296,2 282,1 269,0 256,0 243,0 231,1 218,2 205,5 192,7 180,11 167,15 155,20 143,25 132,31 120,38 109,45 99,53 89,61 80,69 70,79 62,88 53,98 46,108 39,119 32,130 26,142 20,154 15,165 11,178 7,190 5,202 2,215 1,228 0,241 0,254 0,266 1,280 2,293 5,305 7,318 11,330 15,343 20,354 26,366 32,377 39,389 46,399 53,410 62,420 70,429 80,439 89,447 99,455 109,463 120,470 132,476 143,482 155,488 167,493 180,497 192,501 205,503 218,506 231,507 243,508 256,509 269,508 282,507 296,506 308,503 321,501 333,497 346,493 358,488 370,482 381,476 392,470 403,463 414,455 424,447 433,439 442,429 452,420 459,410 467,399 474,389 481,377 487,366 493,354 497,343 502,330 505,318 508,305 510,293 512,280 513,266">
            <text:p/>
          </draw:polygon>
          <draw:polygon draw:style-name="gr11" draw:layer="layout" svg:width="0.171cm" svg:height="0.159cm" svg:x="0.919cm" svg:y="0.137cm" svg:viewBox="0 0 172 160" draw:points="0,128 43,160 140,74 172,106 172,0 65,0 97,32">
            <text:p/>
          </draw:polygon>
          <draw:polygon draw:style-name="gr15" draw:layer="layout" svg:width="0.171cm" svg:height="0.159cm" svg:x="0.919cm" svg:y="0.137cm" svg:viewBox="0 0 172 160" draw:points="0,128 43,160 140,74 172,106 172,0 65,0 97,32">
            <text:p/>
          </draw:polygon>
          <draw:polygon draw:style-name="gr11" draw:layer="layout" svg:width="0.171cm" svg:height="0.159cm" svg:x="0.748cm" svg:y="0.307cm" svg:viewBox="0 0 172 160" draw:points="172,31 129,0 32,95 0,64 0,160 107,160 75,127">
            <text:p/>
          </draw:polygon>
          <draw:polygon draw:style-name="gr15" draw:layer="layout" svg:width="0.171cm" svg:height="0.159cm" svg:x="0.748cm" svg:y="0.307cm" svg:viewBox="0 0 172 160" draw:points="172,31 129,0 32,95 0,64 0,160 107,160 75,127">
            <text:p/>
          </draw:polygon>
          <draw:polygon draw:style-name="gr11" draw:layer="layout" svg:width="0.161cm" svg:height="0.159cm" svg:x="0.941cm" svg:y="0.328cm" svg:viewBox="0 0 162 160" draw:points="129,160 162,117 75,32 108,0 0,0 0,96 32,63">
            <text:p/>
          </draw:polygon>
          <draw:polygon draw:style-name="gr15" draw:layer="layout" svg:width="0.161cm" svg:height="0.159cm" svg:x="0.941cm" svg:y="0.328cm" svg:viewBox="0 0 162 160" draw:points="129,160 162,117 75,32 108,0 0,0 0,96 32,63">
            <text:p/>
          </draw:polygon>
          <draw:polygon draw:style-name="gr11" draw:layer="layout" svg:width="0.16cm" svg:height="0.148cm" svg:x="0.738cm" svg:y="0.127cm" svg:viewBox="0 0 161 149" draw:points="43,0 0,32 86,117 53,149 161,149 161,53 129,85">
            <text:p/>
          </draw:polygon>
          <draw:polygon draw:style-name="gr15" draw:layer="layout" svg:width="0.16cm" svg:height="0.148cm" svg:x="0.738cm" svg:y="0.127cm" svg:viewBox="0 0 161 149" draw:points="43,0 0,32 86,117 53,149 161,149 161,53 129,8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oftware based server</dc:title>
    <meta:creation-date>2011-02-07T16:43:39</meta:creation-date>
    <meta:editing-duration>P0D</meta:editing-duration>
    <meta:editing-cycles>1</meta:editing-cycles>
    <meta:document-statistic meta:object-count="46"/>
    <meta:generator>OpenOffice.org/3.3$Linux OpenOffice.org_project/330m20$Build-9567</meta:generator>
  </office:meta>
</office:document-meta>
</file>